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Helvetica, sans-serif, serif, EmojiFont"/>
    <style:font-face style:name="Droid Sans Mono" svg:font-family="'Droid Sans Mono', monospace, monospace, 'Droid Sans Fallback', serif, EmojiFon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#ffffff"/>
    </style:style>
    <style:style style:name="P2" style:family="paragraph" style:parent-style-name="Standard">
      <style:paragraph-properties style:line-height-at-least="0.503cm"/>
      <style:text-properties fo:color="#000000" fo:background-color="#ffffff"/>
    </style:style>
    <style:style style:name="P3" style:family="paragraph" style:parent-style-name="Standard">
      <style:paragraph-properties style:line-height-at-least="0.503cm"/>
      <style:text-properties fo:background-color="#ffffff"/>
    </style:style>
    <style:style style:name="T1" style:family="text">
      <style:text-properties fo:color="#c586c0"/>
    </style:style>
    <style:style style:name="T2" style:family="text">
      <style:text-properties fo:color="#c586c0" style:font-name="Droid Sans Mono" fo:font-size="10.5pt" fo:font-weight="normal"/>
    </style:style>
    <style:style style:name="T3" style:family="text">
      <style:text-properties fo:color="#dcdcaa"/>
    </style:style>
    <style:style style:name="T4" style:family="text">
      <style:text-properties fo:color="#dcdcaa" style:font-name="Droid Sans Mono" fo:font-size="10.5pt" fo:font-weight="normal"/>
    </style:style>
    <style:style style:name="T5" style:family="text">
      <style:text-properties fo:color="#9cdcfe"/>
    </style:style>
    <style:style style:name="T6" style:family="text">
      <style:text-properties fo:color="#9cdcfe" style:font-name="Droid Sans Mono" fo:font-size="10.5pt" fo:font-weight="normal"/>
    </style:style>
    <style:style style:name="T7" style:family="text">
      <style:text-properties style:font-name="Droid Sans Mono" fo:font-size="10.5pt" fo:font-weight="normal"/>
    </style:style>
    <style:style style:name="T8" style:family="text">
      <style:text-properties style:font-name="Droid Sans Mono" fo:font-size="10.5pt" fo:font-weight="normal" fo:background-color="transparent" loext:char-shading-value="0"/>
    </style:style>
    <style:style style:name="T9" style:family="text">
      <style:text-properties fo:color="#6a9955" style:font-name="Droid Sans Mono" fo:font-size="10.5pt" fo:font-weight="normal"/>
    </style:style>
    <style:style style:name="T10" style:family="text">
      <style:text-properties fo:color="#ce9178" style:font-name="Droid Sans Mono" fo:font-size="10.5pt" fo:font-weight="normal"/>
    </style:style>
    <style:style style:name="T11" style:family="text">
      <style:text-properties fo:color="#4ec9b0" style:font-name="Droid Sans Mono" fo:font-size="10.5pt" fo:font-weight="normal"/>
    </style:style>
    <style:style style:name="T12" style:family="text">
      <style:text-properties fo:color="#569cd6" style:font-name="Droid Sans Mono" fo:font-size="10.5pt" fo:font-weight="normal"/>
    </style:style>
    <style:style style:name="T13" style:family="text">
      <style:text-properties fo:color="#d7ba7d" style:font-name="Droid Sans Mono" fo:font-size="10.5pt" fo:font-weight="normal"/>
    </style:style>
    <style:style style:name="T14" style:family="text">
      <style:text-properties style:font-name="Calibri" fo:font-size="12pt"/>
    </style:style>
    <style:style style:name="T15" style:family="text">
      <style:text-properties style:font-name="Calibri" fo:font-size="12pt" fo:background-color="#ed1c24" loext:char-shading-value="0"/>
    </style:style>
    <style:style style:name="T16" style:family="text">
      <style:text-properties fo:color="#000000"/>
    </style:style>
    <style:style style:name="T17" style:family="text">
      <style:text-properties fo:color="#000000" style:font-name="Droid Sans Mono" fo:font-size="10.5pt" fo:font-weight="normal"/>
    </style:style>
    <style:style style:name="T18" style:family="text">
      <style:text-properties fo:background-color="#ed1c24" loext:char-shading-value="0"/>
    </style:style>
    <style:style style:name="T19" style:family="text">
      <style:text-properties fo:color="#d4d4d4"/>
    </style:style>
    <style:style style:name="T20" style:family="text">
      <style:text-properties fo:color="#aa55a1" style:font-name="Calibri" fo:font-size="12pt"/>
    </style:style>
    <style:style style:name="T21" style:family="text">
      <style:text-properties fo:color="#aa55a1" style:font-name="Droid Sans Mono" fo:font-size="10.5pt" fo:font-weight="normal"/>
    </style:style>
    <style:style style:name="T22" style:family="text">
      <style:text-properties fo:color="#ed1c24"/>
    </style:style>
    <style:style style:name="T23" style:family="text">
      <style:text-properties fo:color="#ed1c24" style:font-name="Droid Sans Mono" fo:font-size="10.5pt" fo:font-weight="normal"/>
    </style:style>
    <style:style style:name="T24" style:family="text">
      <style:text-properties fo:color="#21409a" style:font-name="Calibri" fo:font-size="12pt"/>
    </style:style>
    <style:style style:name="T25" style:family="text">
      <style:text-properties fo:color="#21409a" style:font-name="Droid Sans Mono" fo:font-size="10.5pt" fo:font-weight="normal"/>
    </style:style>
    <style:style style:name="T26" style:family="text">
      <style:text-properties fo:color="#00a65d" style:font-name="Calibri" fo:font-size="12pt"/>
    </style:style>
    <style:style style:name="T27" style:family="text">
      <style:text-properties fo:color="#00a65d" style:font-name="Droid Sans Mono" fo:font-size="10.5pt" fo:font-weight="normal"/>
    </style:style>
    <style:style style:name="T28" style:family="text">
      <style:text-properties fo:color="#d99116" style:font-name="Calibri" fo:font-size="12pt"/>
    </style:style>
    <style:style style:name="T29" style:family="text">
      <style:text-properties fo:color="#d99116" style:font-name="Droid Sans Mono" fo:font-size="10.5pt" fo:font-weight="normal"/>
    </style:style>
    <style:style style:name="T30" style:family="text">
      <style:text-properties fo:color="#f3715a" style:font-name="Calibri" fo:font-size="12pt"/>
    </style:style>
    <style:style style:name="T31" style:family="text">
      <style:text-properties fo:color="#f3715a" style:font-name="Droid Sans Mono" fo:font-size="10.5pt" fo:font-weight="normal"/>
    </style:style>
    <style:style style:name="T32" style:family="text">
      <style:text-properties fo:color="#820f71" style:font-name="Droid Sans Mono" fo:font-size="10.5pt" fo:font-weight="normal"/>
    </style:style>
    <style:style style:name="T33" style:family="text">
      <style:text-properties fo:color="#820f71" style:font-name="Calibri" fo:font-size="12pt"/>
    </style:style>
    <style:style style:name="T34" style:family="text">
      <style:text-properties fo:color="#00b6bd" style:font-name="Calibri" fo:font-size="12pt"/>
    </style:style>
    <style:style style:name="T35" style:family="text">
      <style:text-properties fo:color="#579835"/>
    </style:style>
    <style:style style:name="T36" style:family="text">
      <style:text-properties fo:color="#579835" style:font-name="Calibri" fo:font-size="12pt"/>
    </style:style>
    <style:style style:name="T37" style:family="text">
      <style:text-properties fo:color="#579835" style:font-name="Droid Sans Mono" fo:font-size="10.5pt" fo:font-weight="normal"/>
    </style:style>
    <style:style style:name="T38" style:family="text">
      <style:text-properties fo:color="#add58a" style:font-name="Calibri" fo:font-size="12pt"/>
    </style:style>
    <style:style style:name="T39" style:family="text">
      <style:text-properties fo:color="#add58a" style:font-name="Droid Sans Mono" fo:font-size="10.5pt" fo:font-weight="normal"/>
    </style:style>
    <style:style style:name="T40" style:family="text">
      <style:text-properties fo:color="#00b274" style:font-name="Calibri" fo:font-size="12pt"/>
    </style:style>
    <style:style style:name="T41" style:family="text">
      <style:text-properties fo:color="#00b274" style:font-name="Droid Sans Mono" fo:font-size="10.5pt" fo:font-weight="normal"/>
    </style:style>
    <style:style style:name="T42" style:family="text">
      <style:text-properties fo:color="#5e8ac7" style:font-name="Calibri" fo:font-size="12pt"/>
    </style:style>
    <style:style style:name="T43" style:family="text">
      <style:text-properties fo:color="#5e8ac7" style:font-name="Droid Sans Mono" fo:font-size="10.5pt" fo:font-weight="normal"/>
    </style:style>
    <style:style style:name="T44" style:family="text">
      <style:text-properties fo:color="#1c3687" style:font-name="Calibri" fo:font-size="12pt"/>
    </style:style>
    <style:style style:name="T45" style:family="text">
      <style:text-properties fo:color="#1c3687" style:font-name="Droid Sans Mono" fo:font-size="10.5pt" fo:font-weight="normal"/>
    </style:style>
    <style:style style:name="T46" style:family="text">
      <style:text-properties fo:color="#f37b70" style:font-name="Calibri" fo:font-size="12pt"/>
    </style:style>
    <style:style style:name="T47" style:family="text">
      <style:text-properties fo:color="#f37b70" style:font-name="Droid Sans Mono" fo:font-size="10.5pt" fo:font-weight="normal"/>
    </style:style>
    <style:style style:name="T48" style:family="text">
      <style:text-properties fo:color="#e3d200" style:font-name="Calibri" fo:font-size="12pt"/>
    </style:style>
    <style:style style:name="T49" style:family="text">
      <style:text-properties fo:color="#e3d200" style:font-name="Droid Sans Mono" fo:font-size="10.5pt" fo:font-weight="normal"/>
    </style:style>
    <style:style style:name="T50" style:family="text">
      <style:text-properties fo:color="#94070a" style:font-name="Calibri" fo:font-size="12pt"/>
    </style:style>
    <style:style style:name="T51" style:family="text">
      <style:text-properties fo:color="#94070a" style:font-name="Droid Sans Mono" fo:font-size="10.5pt" fo:font-weight="normal"/>
    </style:style>
    <style:style style:name="T52" style:family="text">
      <style:text-properties fo:color="#95231f" style:font-name="Droid Sans Mono" fo:font-size="10.5pt" fo:font-weight="normal"/>
    </style:style>
    <style:style style:name="T53" style:family="text">
      <style:text-properties fo:color="#95231f" style:font-name="Droid Sans Mono" fo:font-size="10.5pt" fo:font-weight="normal" fo:background-color="transparent" loext:char-shading-value="0"/>
    </style:style>
    <style:style style:name="T54" style:family="text">
      <style:text-properties fo:color="#95231f" style:font-name="Calibri" fo:font-size="12pt"/>
    </style:style>
    <style:style style:name="T55" style:family="text">
      <style:text-properties fo:color="#f7a19a" style:font-name="Droid Sans Mono" fo:font-size="10.5pt" fo:font-weight="normal"/>
    </style:style>
    <style:style style:name="T56" style:family="text">
      <style:text-properties fo:color="#f7a19a" style:font-name="Calibri" fo:font-size="12pt"/>
    </style:style>
    <style:style style:name="T57" style:family="text">
      <style:text-properties fo:color="#87d1d1" style:font-name="Droid Sans Mono" fo:font-size="10.5pt" fo:font-weight="normal"/>
    </style:style>
    <style:style style:name="T58" style:family="text">
      <style:text-properties fo:color="#87d1d1" style:font-name="Calibri" fo:font-size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">def plain_text_body(email)</text:span></text:p>
      <text:p text:style-name="P2">        <text:span text:style-name="T7">parts </text:span><text:span text:style-name="T27">=</text:span><text:span text:style-name="T7"> </text:span><text:span text:style-name="T25">if</text:span><text:span text:style-name="T23"> </text:span><text:span text:style-name="T7">email.</text:span><text:span text:style-name="T21">multipart?</text:span></text:p>
      <text:p text:style-name="P2">                  <text:span text:style-name="T7">email.</text:span><text:span text:style-name="T32">parts</text:span><text:span text:style-name="T7">.</text:span><text:span text:style-name="T45">map</text:span><text:span text:style-name="T7"> { |p| p.</text:span><text:span text:style-name="T21">multipart?</text:span><text:span text:style-name="T7"> ? p.</text:span><text:span text:style-name="T32">parts</text:span><text:span text:style-name="T7"> : p }.</text:span><text:span text:style-name="T39">flatten</text:span></text:p>
      <text:p text:style-name="P2">               <text:span text:style-name="T22"> </text:span><text:span text:style-name="T25">else</text:span></text:p>
      <text:p text:style-name="P2">                  <text:span text:style-name="T7">charset </text:span><text:span text:style-name="T27">=</text:span><text:span text:style-name="T7"> email</text:span><text:span text:style-name="T29">.charset</text:span></text:p>
      <text:p text:style-name="P2">                  <text:span text:style-name="T7">[email]</text:span></text:p>
      <text:p text:style-name="P2">        <text:span text:style-name="T7">end</text:span></text:p>
      <text:p text:style-name="P2">        <text:span text:style-name="T25">if</text:span><text:span text:style-name="T7"> text_part </text:span><text:span text:style-name="T27">=</text:span><text:span text:style-name="T7"> parts.</text:span><text:span text:style-name="T51">detect</text:span><text:span text:style-name="T7"> { |p| p.</text:span><text:span text:style-name="T57">content_type</text:span><text:span text:style-name="T7">.</text:span><text:span text:style-name="T53">include?</text:span><text:span text:style-name="T7">('text/plain') }</text:span></text:p>
      <text:p text:style-name="P2">          <text:span text:style-name="T7">text_body </text:span><text:span text:style-name="T27">= </text:span><text:span text:style-name="T7">text_part.</text:span><text:span text:style-name="T31">body</text:span><text:span text:style-name="T7">.</text:span><text:span text:style-name="T55">to_s</text:span></text:p>
      <text:p text:style-name="P2">          <text:span text:style-name="T7">charset </text:span><text:span text:style-name="T27">=</text:span><text:span text:style-name="T7"> text_part</text:span><text:span text:style-name="T29">.charset</text:span><text:span text:style-name="T7"> if email</text:span><text:span text:style-name="T21">.multipart?</text:span></text:p>
      <text:p text:style-name="P2">        <text:span text:style-name="T25">else</text:span></text:p>
      <text:p text:style-name="P2">          <text:span text:style-name="T7">html_part </text:span><text:span text:style-name="T27">=</text:span><text:span text:style-name="T7"> parts.</text:span><text:span text:style-name="T51">detect</text:span><text:span text:style-name="T7"> { |p| p.</text:span><text:span text:style-name="T57">content_type</text:span><text:span text:style-name="T7">.</text:span><text:span text:style-name="T52">include?</text:span><text:span text:style-name="T7">('text/html') } || email</text:span></text:p>
      <text:p text:style-name="P2">          <text:span text:style-name="T7">text_body </text:span><text:span text:style-name="T27">=</text:span><text:span text:style-name="T7"> Premailer.</text:span><text:span text:style-name="T49">new</text:span><text:span text:style-name="T7">(html_part.</text:span><text:span text:style-name="T31">body</text:span><text:span text:style-name="T7">.</text:span><text:span text:style-name="T55">to_s</text:span><text:span text:style-name="T7">, with_html_string: true).</text:span><text:span text:style-name="T43">to_plain_text</text:span></text:p>
      <text:p text:style-name="P2">          <text:span text:style-name="T7">charset </text:span><text:span text:style-name="T27">=</text:span><text:span text:style-name="T7"> html_part</text:span><text:span text:style-name="T29">.charset</text:span><text:span text:style-name="T7"> if email.</text:span><text:span text:style-name="T21">multipart?</text:span></text:p>
      <text:p text:style-name="P3"><text:span text:style-name="T19">      </text:span><text:span text:style-name="T16">  </text:span><text:span text:style-name="T17">end</text:span></text:p>
      <text:p text:style-name="P2">        <text:span text:style-name="T37">clean_invalid_utf8_bytes</text:span><text:span text:style-name="T7">(text_body.</text:span><text:span text:style-name="T47">strip</text:span><text:span text:style-name="T7">.</text:span><text:span text:style-name="T41">gsub</text:span><text:span text:style-name="T7">("\r\n", "\n"), charset)</text:span></text:p>
      <text:p text:style-name="P2">      <text:span text:style-name="T7">end</text:span></text:p>
      <text:p text:style-name="P2"><text:span text:style-name="T7"/></text:p>
      <text:p text:style-name="P1">   <text:span text:style-name="T18"> </text:span><text:span text:style-name="T15">39.6: </text:span><text:span text:style-name="T14">FatFreeCRM::MailProcessor::Base#plain_text_body/lib/fat_free_crm/mail_processor/base.rb:201-220</text:span></text:p>
      <text:p text:style-name="P1">    <text:span text:style-name="T24">11.5:</text:span><text:span text:style-name="T14">   branch</text:span></text:p>
      <text:p text:style-name="P1">    <text:span text:style-name="T26">10.2:</text:span><text:span text:style-name="T14">   assignment</text:span></text:p>
      <text:p text:style-name="P1">     <text:span text:style-name="T20">5.2:</text:span><text:span text:style-name="T14">   multipart?</text:span></text:p>
      <text:p text:style-name="P1">     <text:span text:style-name="T28">4.1:</text:span><text:span text:style-name="T14">   charset</text:span></text:p>
      <text:p text:style-name="P1">     <text:span text:style-name="T30">3.4: </text:span><text:span text:style-name="T14">  body</text:span></text:p>
      <text:p text:style-name="P1">     <text:span text:style-name="T33">3.2:</text:span><text:span text:style-name="T14">   parts</text:span></text:p>
      <text:p text:style-name="P1">     <text:span text:style-name="T58">3.1</text:span><text:span text:style-name="T34">:</text:span><text:span text:style-name="T14">   content_type</text:span></text:p>
      <text:p text:style-name="P1">     <text:span text:style-name="T56">3.0:</text:span><text:span text:style-name="T14">   to_s</text:span></text:p>
      <text:p text:style-name="P1">     <text:span text:style-name="T54">2.7:</text:span><text:span text:style-name="T14">   include?</text:span></text:p>
      <text:p text:style-name="P1">     <text:span text:style-name="T50">2.5:</text:span><text:span text:style-name="T14">   detect</text:span></text:p>
      <text:p text:style-name="P1">     <text:span text:style-name="T48">1.5:</text:span><text:span text:style-name="T14">   new</text:span></text:p>
      <text:p text:style-name="P1">     <text:span text:style-name="T46">1.5</text:span><text:span text:style-name="T14">:   strip</text:span></text:p>
      <text:p text:style-name="P1">     <text:span text:style-name="T44">1.4:</text:span><text:span text:style-name="T14">   map</text:span></text:p>
      <text:p text:style-name="P1">     <text:span text:style-name="T42">1.3:</text:span><text:span text:style-name="T14">   to_plain_text</text:span></text:p>
      <text:p text:style-name="P1">     <text:span text:style-name="T40">1.3:</text:span><text:span text:style-name="T14">   gsub</text:span></text:p>
      <text:p text:style-name="P1">     <text:span text:style-name="T38">1.2:</text:span><text:span text:style-name="T14">   flatten</text:span></text:p>
      <text:p text:style-name="P1">    <text:span text:style-name="T35"> </text:span><text:span text:style-name="T36">1.1:</text:span><text:span text:style-name="T14">   clean_invalid_utf8_byte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Helvetica, sans-serif, serif, EmojiFont"/>
    <style:font-face style:name="Droid Sans Mono" svg:font-family="'Droid Sans Mono', monospace, monospace, 'Droid Sans Fallback', serif, EmojiFon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6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1" meta:paragraph-count="35" meta:word-count="98" meta:character-count="1201" meta:non-whitespace-character-count="843"/>
  </office:meta>
</office:document-meta>
</file>